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8000001CE2B301671C55274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1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6.25cm" fo:min-width="16.75cm"/>
    </style:style>
    <style:style style:name="gr3" style:family="graphic" style:parent-style-name="standard">
      <style:graphic-properties draw:stroke="none" svg:stroke-color="#000000" draw:fill="none" draw:fill-color="#ffffff" fo:min-height="7.966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3.5cm"/>
    </style:style>
    <style:style style:name="gr5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cm" fo:min-width="12.5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9.25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end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1.25cm" svg:x="1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25cm" svg:height="6.5cm" svg:x="0.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25cm" svg:height="8.216cm" svg:x="0.75cm" svg:y="0.5cm">
          <draw:text-box>
            <text:p><text:span text:style-name="T1"># ΑΓΑΠΗΤΕ ΜΕΛΛΟΝΤΙΚΕ </text:span><text:span text:style-name="T1">ΕΑΥΤΕ,</text:span></text:p>
            <text:p><text:span text:style-name="T1"># </text:span></text:p>
            <text:p><text:span text:style-name="T1"># ΚΟΙΤΑΣ ΑΥΤΟ ΤΟ </text:span><text:span text:style-name="T1">ΑΡΧΕΙΟ ΕΠΕΙΔΗ Η</text:span></text:p>
            <text:p><text:span text:style-name="T1"># ΣΥΝΑΡΤΗΣΗ ΑΝΑΛΥΣΗΣ </text:span><text:span text:style-name="T1">ΕΣΠΑΣΕ ΕΝ ΤΕΛΕΙ.</text:span></text:p>
            <text:p><text:span text:style-name="T1">#</text:span></text:p>
            <text:p><text:span text:style-name="T1"># ΔΕΝ ΦΤΙΑΧΝΕΤΑΙ, </text:span><text:span text:style-name="T1">ΠΡΕΠΕΙ ΝΑ ΤΗΝ</text:span></text:p>
            <text:p><text:span text:style-name="T1"># ΞΑΝΑΓΡΑΨΕΙΣ.</text:span></text:p>
            <text:p><text:span text:style-name="T1"># ΜΕ ΕΚΤΙΜΗΣΗ,</text:span></text:p>
            <text:p><text:span text:style-name="T1"># Ο ΠΑΡΕΛΘΟΝΤΙΚΟΣ </text:span><text:span text:style-name="T1">ΕΑΥΤΟΣ ΣΟΥ</text:span></text:p>
          </draw:text-box>
        </draw:frame>
        <draw:custom-shape draw:style-name="gr4" draw:text-style-name="P1" draw:layer="layout" svg:width="14cm" svg:height="2.75cm" svg:x="3.75cm" svg:y="8.7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75cm" svg:height="3cm" svg:x="5cm" svg:y="8.75cm">
          <draw:text-box>
            <text:p text:style-name="P3">ΑΓΑΠΗΤΕ ΠΑΡΕΛΘΟΝΤΙΚΕ ΕΑΥΤΕ, ΕΙΝΑΙ ΛΙΓΟ ΑΝΑΤΡΙΧΙΑΣΤΙΚΟ ΤΟ ΠΩΣ ΤΟ ΚΑΝΕΙΣ ΑΥΤΟ.</text:p>
          </draw:text-box>
        </draw:frame>
        <draw:custom-shape draw:style-name="gr6" draw:text-style-name="P1" draw:layer="layout" svg:width="13cm" svg:height="3.25cm" svg:x="0.5cm" svg:y="11.7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2.25cm" svg:height="3cm" svg:x="0.75cm" svg:y="12cm">
          <draw:text-box>
            <text:p># ΕΠΙΣΗΣ, ΕΙΝΑΙ ΤΟΥΛΑΧΙΣΤΟΝ # 2013, ΠΗΓΕΣ ΤΕΛΙΚΑ ΕΚΕΙΝΟ </text:p>
            <text:p># ΤΟ ΤΑΞΙΔΙ ΣΤΗΝ ΙΣΛΑΝΔΙΑ;</text:p>
          </draw:text-box>
        </draw:frame>
        <draw:custom-shape draw:style-name="gr7" draw:text-style-name="P1" draw:layer="layout" svg:width="9.75cm" svg:height="1.75cm" svg:x="6.5cm" svg:y="1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2cm" svg:height="1.331cm" svg:x="6.25cm" svg:y="15.5cm">
          <draw:text-box>
            <text:p text:style-name="P5"><text:span text:style-name="T2">ΣΤΑΜΑΤΑ ΝΑ ΜΕ </text:span><text:span text:style-name="T2">ΚΡΙΝΕΙΣ 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18000001CE2B301671C55274C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14:49:56.989961509</meta:creation-date>
    <dc:date>2023-06-03T15:09:43.026586401</dc:date>
    <meta:editing-duration>PT6M35S</meta:editing-duration>
    <meta:editing-cycles>1</meta:editing-cycles>
    <meta:document-statistic meta:object-count="9"/>
    <meta:generator>LibreOffice/7.3.7.2$Linux_X86_64 LibreOffice_project/30$Build-2</meta:generator>
  </office:meta>
</office:document-meta>
</file>